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7.09pt"/>
    </style:style>
    <style:style style:name="co2" style:family="table-column">
      <style:table-column-properties fo:break-before="auto" style:column-width="64.06pt"/>
    </style:style>
    <style:style style:name="co3" style:family="table-column">
      <style:table-column-properties fo:break-before="auto" style:column-width="67.89pt"/>
    </style:style>
    <style:style style:name="co4" style:family="table-column">
      <style:table-column-properties fo:break-before="auto" style:column-width="71.74pt"/>
    </style:style>
    <style:style style:name="co5" style:family="table-column">
      <style:table-column-properties fo:break-before="auto" style:column-width="64.8pt"/>
    </style:style>
    <style:style style:name="co6" style:family="table-column">
      <style:table-column-properties fo:break-before="auto" style:column-width="68.71pt"/>
    </style:style>
    <style:style style:name="co7" style:family="table-column">
      <style:table-column-properties fo:break-before="auto" style:column-width="74.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4.2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06pt solid #000000"/>
      <style:text-properties style:font-name="Times New Roman" fo:font-size="11pt" style:font-size-asian="11pt" style:font-size-complex="11pt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ext-properties style:font-name="Times New Roman" fo:font-size="11pt" style:font-size-asian="11pt" style:font-size-complex="11pt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1pt" fo:language="bg" fo:country="BG" fo:font-style="normal" fo:text-shadow="none" style:text-underline-style="none" fo:font-weight="bold" style:text-underline-mode="continuous" style:text-overline-mode="continuous" style:text-line-through-mode="continuous" style:font-size-asian="11pt" style:language-asian="none" style:country-asian="none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 style:text-outline="false" style:text-line-through-style="none" style:text-line-through-type="none" style:font-name="Times New Roman" fo:font-size="11pt" fo:language="bg" fo:country="BG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Times New Roman" fo:font-size="11pt" fo:language="bg" fo:country="BG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  <style:text-properties style:font-name="Times New Roman" fo:font-size="11pt" style:font-size-asian="11pt" style:font-size-complex="11pt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Times New Roman" fo:font-size="11pt" style:font-size-asian="11pt" style:font-size-complex="11pt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1pt" fo:language="bg" fo:country="BG" fo:font-style="normal" fo:text-shadow="none" style:text-underline-style="none" fo:font-weight="bold" style:text-underline-mode="continuous" style:text-overline-mode="continuous" style:text-line-through-mode="continuous" style:font-size-asian="11pt" style:language-asian="none" style:country-asian="none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Times New Roman" fo:font-size="11pt" fo:language="bg" fo:country="BG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Times New Roman" fo:font-size="11pt" fo:language="bg" fo:country="BG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1pt" fo:language="bg" fo:country="BG" fo:text-shadow="none" style:text-underline-style="none" fo:font-weight="bold" style:text-underline-mode="continuous" style:text-overline-mode="continuous" style:text-line-through-mode="continuous" style:font-size-asian="11pt" style:language-asian="none" style:country-asian="none" style:font-weight-asian="bold" style:font-size-complex="11pt" style:language-complex="none" style:country-complex="none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="none"/>
      <style:text-properties style:font-name="Times New Roman" fo:font-size="11pt" style:font-size-asian="11pt" style:font-size-complex="11pt"/>
    </style:style>
    <style:style style:name="T1" style:family="text">
      <style:text-properties style:font-name="Times New Roman" fo:font-size="12pt" fo:font-weight="bold" fo:font-style="italic" fo:language="bg" fo:country="BG" style:font-name-complex="Times New Roman" style:font-weight-asian="bold" style:font-weight-complex="bold" style:font-style-asian="italic" style:font-style-complex="italic"/>
    </style:style>
    <style:style style:name="T2" style:family="text">
      <style:text-properties style:font-name="Times New Roman" fo:font-size="12pt" fo:font-weight="bold" fo:language="bg" fo:country="BG" style:font-name-complex="Times New Roman" style:font-weight-asian="bold" style:font-weight-complex="bold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row table:style-name="ro1">
          <table:table-cell table:style-name="ce1"/>
          <table:table-cell table:style-name="ce5" office:value-type="string" calcext:value-type="string" table:number-columns-spanned="3" table:number-rows-spanned="1">
            <text:p>пясъчно дъно</text:p>
          </table:table-cell>
          <table:covered-table-cell table:style-name="ce8"/>
          <table:covered-table-cell table:style-name="ce9"/>
          <table:table-cell table:style-name="ce12" office:value-type="string" calcext:value-type="string" table:number-columns-spanned="3" table:number-rows-spanned="1">
            <text:p><text:span text:style-name="T1">Zostera</text:span><text:span text:style-name="T2"> spp.</text:span></text:p>
          </table:table-cell>
          <table:covered-table-cell table:number-columns-repeated="2" table:style-name="ce26"/>
        </table:table-row>
        <table:table-row table:style-name="ro2">
          <table:table-cell table:style-name="ce2" office:value-type="string" calcext:value-type="string">
            <text:p>Сайт</text:p>
          </table:table-cell>
          <table:table-cell table:style-name="ce19" office:value-type="string" calcext:value-type="string">
            <text:p>H'</text:p>
          </table:table-cell>
          <table:table-cell table:style-name="ce19" office:value-type="string" calcext:value-type="string">
            <text:p>J'</text:p>
          </table:table-cell>
          <table:table-cell table:style-name="ce23" office:value-type="string" calcext:value-type="string">
            <text:p>H' effective</text:p>
          </table:table-cell>
          <table:table-cell table:style-name="ce19" office:value-type="string" calcext:value-type="string">
            <text:p>H'</text:p>
          </table:table-cell>
          <table:table-cell table:style-name="ce19" office:value-type="string" calcext:value-type="string">
            <text:p>J'</text:p>
          </table:table-cell>
          <table:table-cell table:style-name="ce19" office:value-type="string" calcext:value-type="string">
            <text:p>H' effective</text:p>
          </table:table-cell>
        </table:table-row>
        <table:table-row table:style-name="ro2">
          <table:table-cell table:style-name="ce3" office:value-type="string" calcext:value-type="string">
            <text:p>K</text:p>
          </table:table-cell>
          <table:table-cell table:style-name="ce20" office:value-type="string" calcext:value-type="string">
            <text:p>1.86 ± 0.41</text:p>
          </table:table-cell>
          <table:table-cell table:style-name="ce20" office:value-type="string" calcext:value-type="string">
            <text:p>0.73 ± 0.09</text:p>
          </table:table-cell>
          <table:table-cell table:style-name="ce24" office:value-type="string" calcext:value-type="string">
            <text:p>6.87 ± 2.27</text:p>
          </table:table-cell>
          <table:table-cell table:style-name="ce20" office:value-type="string" calcext:value-type="string">
            <text:p>1.34 ± 0.69</text:p>
          </table:table-cell>
          <table:table-cell table:style-name="ce20" office:value-type="string" calcext:value-type="string">
            <text:p>0.51 ± 0.22</text:p>
          </table:table-cell>
          <table:table-cell table:style-name="ce20" office:value-type="string" calcext:value-type="string">
            <text:p>4.63 ± 2.80</text:p>
          </table:table-cell>
        </table:table-row>
        <table:table-row table:style-name="ro2">
          <table:table-cell table:style-name="ce3" office:value-type="string" calcext:value-type="string">
            <text:p>R</text:p>
          </table:table-cell>
          <table:table-cell table:style-name="ce20" office:value-type="string" calcext:value-type="string">
            <text:p>0.92 ± 0.50</text:p>
          </table:table-cell>
          <table:table-cell table:style-name="ce20" office:value-type="string" calcext:value-type="string">
            <text:p>0.76 ± 0.20</text:p>
          </table:table-cell>
          <table:table-cell table:style-name="ce24" office:value-type="string" calcext:value-type="string">
            <text:p>2.82 ± 1.56</text:p>
          </table:table-cell>
          <table:table-cell table:style-name="ce20" office:value-type="string" calcext:value-type="string">
            <text:p>1.55 ± 0.28</text:p>
          </table:table-cell>
          <table:table-cell table:style-name="ce20" office:value-type="string" calcext:value-type="string">
            <text:p>0.78 ± 0.11</text:p>
          </table:table-cell>
          <table:table-cell table:style-name="ce20" office:value-type="string" calcext:value-type="string">
            <text:p>4.89 ± 1.46</text:p>
          </table:table-cell>
        </table:table-row>
        <table:table-row table:style-name="ro2">
          <table:table-cell table:style-name="ce2" office:value-type="string" calcext:value-type="string">
            <text:p>G</text:p>
          </table:table-cell>
          <table:table-cell table:style-name="ce16" office:value-type="string" calcext:value-type="string">
            <text:p>1.03 ± 0.54</text:p>
          </table:table-cell>
          <table:table-cell table:style-name="ce16" office:value-type="string" calcext:value-type="string">
            <text:p>0.88 ± 0.11</text:p>
          </table:table-cell>
          <table:table-cell table:style-name="ce25" office:value-type="string" calcext:value-type="string">
            <text:p>3.13 ± 1.39</text:p>
          </table:table-cell>
          <table:table-cell table:style-name="ce16" office:value-type="string" calcext:value-type="string">
            <text:p>1.24 ± 0.53</text:p>
          </table:table-cell>
          <table:table-cell table:style-name="ce16" office:value-type="string" calcext:value-type="string">
            <text:p>0.58 ± 0.16</text:p>
          </table:table-cell>
          <table:table-cell table:style-name="ce16" office:value-type="string" calcext:value-type="string">
            <text:p>3.96 ± 2.50</text:p>
          </table:table-cell>
        </table:table-row>
        <table:table-row table:style-name="ro2" table:number-rows-repeated="9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6">00/00/0000</text:date>, <text:time style:data-style-name="N2" text:time-value="13:54:53.9103443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4T11:10:31.945275561</meta:creation-date>
    <dc:date>2018-07-26T13:54:59.751814740</dc:date>
    <meta:editing-duration>PT9M11S</meta:editing-duration>
    <meta:editing-cycles>7</meta:editing-cycles>
    <meta:generator>LibreOffice/5.3.2.2$Linux_X86_64 LibreOffice_project/6cd4f1ef626f15116896b1d8e1398b56da0d0ee1</meta:generator>
    <meta:document-statistic meta:table-count="1" meta:cell-count="30" meta:object-count="0"/>
  </office:meta>
</office:document-meta>
</file>